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D47845A575B889A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1" draw:name="Image1" text:anchor-type="char" svg:width="17cm" svg:height="9.562cm" draw:z-index="0"><draw:image xlink:href="Pictures/100000000000078000000438D47845A575B889A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8T21:09:07.969000000</meta:creation-date>
    <dc:date>2021-02-08T21:10:03.739000000</dc:date>
    <meta:editing-duration>PT5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4.2$Windows_x86 LibreOffice_project/3d775be2011f3886db32dfd395a6a6d1ca2630ff</meta:generator>
  </office:meta>
</office:document-meta>
</file>